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fil HTML</text:p>
      <text:p text:style-name="Standard"/>
      <text:p text:style-name="Standard">Des variables php on été placé tout en haut de ma page, ces variables servent a etre identifié pour pouvoir ensuite etre utilisé dans mon tableau ci dessous et ainsi ne pas avoir d'erreur dans mon code.</text:p>
      <text:p text:style-name="Standard"/>
      <text:p text:style-name="Standard"/>
      <text:p text:style-name="Standard">L'accueil est composé d'un DOCTYPE pour avoir la structure d'une page HTML ou on y retrouve UTF-8 qui nous permet de gerer tous les caractères dits unicode.<text:line-break/>De la balise meta « viewport » « content= «width-device-width, initial-scale=1,0 » qui nous servira pour les dimensions et la responsive du site.<text:line-break/>S'ajoute a cela notre lien de notre feuille de style<text:line-break/>la balise script pour l'utilisation de jquery et nos hide placé sur la page<text:line-break/></text:p>
      <text:p text:style-name="Standard"/>
      <text:p text:style-name="Standard">Ensuite nous avons la balise « header » qui vas nous servir a avoir notre nav et notre logo avec des class pour pouvoir les modifiés et plac és nos elements<text:line-break/>ma barre nav est composé d'une liste<text:line-break/></text:p>
      <text:p text:style-name="Standard">la zone d'actualité a été placé via bootstrap ou j'ai pu mettre le nombre d'actualité que je voulais voir sur mon site<text:line-break/><text:line-break/>notre page est coupé en 3 partie car nous avons 3 buttons differents qui nous permettent de faire differentes actions </text:p>
      <text:p text:style-name="Standard">notre section qui sera le corps de notre page.</text:p>
      <text:p text:style-name="Standard"><text:line-break/>Notre premier button dispose de l'attribut action ou l'action du changement de mot de passe s'effectue et notre premier formulaire qui servira a l'utilisateur de changer de mot de passe des attributs on été mis en place tel que <text:s/>&lt;name&gt; qui me sert dans mon fichier controller ou il sert d'identifications de mes inputs.<text:line-break/></text:p>
      <text:p text:style-name="Standard">Notre deuxieme boutton qui cachera notre formulaire de proposition d'oeuvre ou l'attribut name est placé pour identifié mes elements que je dois recuperer et avoir dans ma base de donnée</text:p>
      <text:p text:style-name="Standard">le formulaire ici dispose ici aussi de l'attribut action avec pour controller addoeuvre.php</text:p>
      <text:p text:style-name="Standard"/>
      <text:p text:style-name="Standard">Notre dernier button qui cachera les œuvres ressencer par l'utilisateur la mise d'en place d'un CRUD etait en cours lors de la remise du rapport stage il sera fini surement après que mon dossier aura été rendu.<text:line-break/>Les œuvres seront recensé via la base de données et un tableau réaliser en php.<text:line-break/></text:p>
      <text:p text:style-name="Standard"/>
      <text:p text:style-name="Standard">Mon footer est composé d'une liste pour ou on retrouve l'accueil, profil et le contact.S'ajoute a cela les logos et le copyright. Chaque balise principale tel que le ul ou la div sont assigné a une class pour pouvoir les modifié tel que je le souhaite dans ma feuille de style.</text:p>
      <text:p text:style-name="Standard"/>
      <text:p text:style-name="Standard"/>
      <text:p text:style-name="Standard">CSS<text:line-break/>FONT FACE a été placé pour l'insertion de la police de mon site ici j'ai utilisé la police ARIMO</text:p>
      <text:p text:style-name="Standard">mon body comporte un élément!important car bootstrap une fois installé prend la priorité sur notre code donc l'utilisation de l'option!important nous permet d'avoir la priorité sur bootstrap</text:p>
      <text:p text:style-name="Standard">il est aussi relative car c'est le parent des élèments en dessous dont certains seront en absolute.<text:line-break/>L'utilisation de input et de label m'ont simplifié le css car pour tout les elements jai pu mettre les <text:soft-page-break/>memes caractéristique ainsi facilité mon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laain az</meta:initial-creator>
    <meta:creation-date>2022-08-29T21:05:06.33</meta:creation-date>
    <dc:date>2022-08-29T22:16:45.41</dc:date>
    <dc:creator>Slaain az</dc:creator>
    <meta:editing-duration>PT4M50S</meta:editing-duration>
    <meta:editing-cycles>1</meta:editing-cycles>
    <meta:generator>OpenOffice/4.1.7$Win32 OpenOffice.org_project/417m1$Build-9800</meta:generator>
    <meta:document-statistic meta:table-count="0" meta:image-count="0" meta:object-count="0" meta:page-count="2" meta:paragraph-count="14" meta:word-count="491" meta:character-count="2828"/>
  </office:meta>
</office:document-meta>
</file>